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6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ise en place d'une bdd adapté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ppage des or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 de la base: o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 du site de ba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se en place de la vue genera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figuration de la connexion a mysq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se en place du controller medicament et de sa vu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se en place de sa répon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se en place des controllers praticien et visiteurs et leurs vu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se en place du controller qui gère les sessions de connex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se en place du controller crconsul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ise en place du controller crcre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se en place de fonctions de vérification des champs dans le modele rapportvisite + Tes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se en place de fonctions de vérification des champs dans le modele offrir + Tes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ctif du controller creation verifier presenter et offri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ctif du controller consult: verifier presenter et offri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dif a faire</text:p>
          </table:table-cell>
          <table:table-cell table:style-name="ce1" office:value-type="string" calcext:value-type="string">
            <text:p>modif: vérifier ce qui est poste car erreur qd le rap check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 faire: transformer pour ne plus avoir "index.php" ds l'url</text:p>
          </table:table-cell>
          <table:table-cell table:number-columns-repeated="102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LibreOfficeDev/6.0.5.2$Linux_X86_64 LibreOffice_project/</meta:generator>
  </office:meta>
</office:document-meta>
</file>